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cc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314004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66cc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99cc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style:text-underline-style="none" fo:font-weight="normal" style:font-weight-asian="normal" style:font-weight-complex="normal"/>
    </style:style>
    <style:style style:name="T8" style:family="text">
      <style:text-properties fo:color="#336699"/>
    </style:style>
    <style:style style:name="T9" style:family="text">
      <style:text-properties fo:color="#336699" fo:font-weight="bold" style:font-weight-asian="bold" style:font-weight-complex="bold"/>
    </style:style>
    <style:style style:name="T10" style:family="text">
      <style:text-properties fo:color="#993366" fo:font-weight="bold" style:font-weight-asian="bold" style:font-weight-complex="bold"/>
    </style:style>
    <style:style style:name="T11" style:family="text">
      <style:text-properties fo:color="#0066cc"/>
    </style:style>
    <style:style style:name="T12" style:family="text">
      <style:text-properties fo:color="#0066cc" fo:font-weight="bold" style:font-weight-asian="bold" style:font-weight-complex="bold"/>
    </style:style>
    <style:style style:name="T13" style:family="text">
      <style:text-properties fo:color="#ff6600"/>
    </style:style>
    <style:style style:name="T14" style:family="text">
      <style:text-properties fo:color="#579d1c"/>
    </style:style>
    <style:style style:name="T15" style:family="text">
      <style:text-properties fo:color="#579d1c" fo:font-weight="bold" style:font-weight-asian="bold" style:font-weight-complex="bold"/>
    </style:style>
    <style:style style:name="T16" style:family="text">
      <style:text-properties fo:color="#579d1c" fo:font-weight="normal" style:font-weight-asian="normal" style:font-weight-complex="normal"/>
    </style:style>
    <style:style style:name="T17" style:family="text">
      <style:text-properties fo:color="#004586" fo:font-weight="bold" style:font-weight-asian="bold" style:font-weight-complex="bold"/>
    </style:style>
    <style:style style:name="T18" style:family="text">
      <style:text-properties fo:color="#004586" style:text-underline-style="none" fo:font-weight="bold" style:font-weight-asian="bold" style:font-weight-complex="bold"/>
    </style:style>
    <style:style style:name="T19" style:family="text">
      <style:text-properties fo:color="#666666"/>
    </style:style>
    <style:style style:name="T20" style:family="text">
      <style:text-properties fo:color="#666666" fo:font-weight="bold" style:font-weight-asian="bold" style:font-weight-complex="bold"/>
    </style:style>
    <style:style style:name="T21" style:family="text">
      <style:text-properties fo:color="#666666" fo:font-weight="normal" style:font-weight-asian="normal" style:font-weight-complex="normal"/>
    </style:style>
    <style:style style:name="T22" style:family="text">
      <style:text-properties fo:color="#009933" fo:font-weight="bold" style:font-weight-asian="bold" style:font-weight-complex="bold"/>
    </style:style>
    <style:style style:name="T23" style:family="text">
      <style:text-properties fo:color="#0084d1" fo:font-weight="bold" style:font-weight-asian="bold" style:font-weight-complex="bold"/>
    </style:style>
    <style:style style:name="T24" style:family="text">
      <style:text-properties fo:color="#333333" fo:font-weight="normal" style:font-weight-asian="normal" style:font-weight-complex="normal"/>
    </style:style>
    <style:style style:name="T25" style:family="text">
      <style:text-properties fo:color="#333333" fo:font-weight="bold" style:font-weight-asian="bold" style:font-weight-complex="bold"/>
    </style:style>
    <style:style style:name="T26" style:family="text">
      <style:text-properties fo:color="#cc9900" fo:font-weight="bold" style:font-weight-asian="bold" style:font-weight-complex="bold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fo:color="#9999cc" fo:font-weight="bold" style:font-weight-asian="bold" style:font-weight-complex="bold"/>
    </style:style>
    <style:style style:name="T29" style:family="text">
      <style:text-properties fo:color="#cc0000" fo:font-weight="bold" style:font-weight-asian="bold" style:font-weight-complex="bold"/>
    </style:style>
    <style:style style:name="T30" style:family="text">
      <style:text-properties fo:color="#cccccc" fo:font-weight="bold" style:font-weight-asian="bold" style:font-weight-complex="bold"/>
    </style:style>
    <style:style style:name="T31" style:family="text">
      <style:text-properties fo:color="#ff420e" fo:font-weight="bold" style:font-weight-asian="bold" style:font-weight-complex="bold"/>
    </style:style>
    <style:style style:name="T32" style:family="text">
      <style:text-properties fo:color="#003366" fo:font-weight="bold" style:font-weight-asian="bold" style:font-weight-complex="bold"/>
    </style:style>
    <style:style style:name="T33" style:family="text">
      <style:text-properties fo:color="#660033"/>
    </style:style>
    <style:style style:name="T34" style:family="text">
      <style:text-properties fo:color="#66003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nglish Guide for setting up your PC resolution, custom scale and text size for: </text:span><text:s text:c="3"/></text:p>
      <text:p text:style-name="P4"/>
      <text:p text:style-name="P8">Windows 11 PC</text:p>
      <text:p text:style-name="P2"/>
      <text:p text:style-name="P1"/>
      <text:p text:style-name="P2"><text:span text:style-name="T12">Step 1</text:span><text:span text:style-name="T5">. </text:span></text:p>
      <text:p text:style-name="P2"><text:span text:style-name="T6">(</text:span><text:span text:style-name="T34">Changing Screen Resolution on your Windows 11 PC</text:span><text:span text:style-name="T5">.</text:span><text:span text:style-name="T6">)</text:span></text:p>
      <text:p text:style-name="P3"/>
      <text:p text:style-name="P3"/>
      <text:p text:style-name="P3"><text:span text:style-name="T3">Click</text:span> on <text:span text:style-name="T15">Start</text:span>, <text:span text:style-name="T3">search</text:span> for <text:span text:style-name="T15">Settings</text:span> and <text:span text:style-name="T3">click</text:span> on it.</text:p>
      <text:p text:style-name="P3">In there <text:span text:style-name="T3">click</text:span> on <text:span text:style-name="T15">System</text:span> on the <text:span text:style-name="T26">left pane</text:span><text:span text:style-name="T4">.</text:span> </text:p>
      <text:p text:style-name="P3"><text:span text:style-name="T3">Click</text:span> on <text:span text:style-name="T15">Screen</text:span><text:span text:style-name="T4">.</text:span></text:p>
      <text:p text:style-name="P3">(This will take you to the <text:span text:style-name="T15">Screen Settings,</text:span></text:p>
      <text:p text:style-name="P3">as the al<text:span text:style-name="T4">ter</text:span>native way also would)</text:p>
      <text:p text:style-name="P3">Now, <text:span text:style-name="T3">click</text:span> on <text:span text:style-name="T15">Screen Resolution,</text:span></text:p>
      <text:p text:style-name="P2"><text:span text:style-name="T2">and </text:span><text:span text:style-name="T3">adjust it</text:span><text:span text:style-name="T2"> to (</text:span><text:span text:style-name="T10">3840x2160</text:span><text:span text:style-name="T2">).</text:span></text:p>
      <text:p text:style-name="P2"/>
      <text:p text:style-name="P2"/>
      <text:p text:style-name="P4"><text:span text:style-name="T13">Alternative way</text:span> to do <text:span text:style-name="T11">Step 1</text:span><text:span text:style-name="T4">. </text:span></text:p>
      <text:p text:style-name="P4"><text:span text:style-name="T6">(</text:span><text:span text:style-name="T33">Changing Screen Resolution on your Windows 11 PC</text:span><text:span text:style-name="T4">.</text:span><text:span text:style-name="T6">)</text:span></text:p>
      <text:p text:style-name="P2"/>
      <text:p text:style-name="P2"/>
      <text:p text:style-name="P2"><text:span text:style-name="T9">Right click</text:span><text:span text:style-name="T4"> on your </text:span><text:span text:style-name="T15">Desktop</text:span><text:span text:style-name="T4">,</text:span></text:p>
      <text:p text:style-name="P2"><text:span text:style-name="T6">any area </text:span><text:span text:style-name="T4">where there is </text:span><text:span text:style-name="T6">nothing,</text:span></text:p>
      <text:p text:style-name="P2"><text:span text:style-name="T6">and a </text:span><text:span text:style-name="T15">Menu</text:span><text:span text:style-name="T6"> will appear</text:span><text:span text:style-name="T4">. </text:span></text:p>
      <text:p text:style-name="P2"><text:span text:style-name="T9">Click</text:span><text:span text:style-name="T5"> </text:span><text:span text:style-name="T6">on </text:span><text:span text:style-name="T15">Show more options</text:span><text:span text:style-name="T5">.</text:span></text:p>
      <text:p text:style-name="P2"><text:span text:style-name="T4">After that, </text:span><text:span text:style-name="T9">click</text:span><text:span text:style-name="T1"> </text:span><text:span text:style-name="T15">Screen Settings</text:span><text:span text:style-name="T5"> </text:span><text:span text:style-name="T6">in the </text:span><text:span text:style-name="T15">Menu,</text:span></text:p>
      <text:p text:style-name="P2"><text:span text:style-name="T6">that appeared when you </text:span><text:span text:style-name="T9">right clicked</text:span><text:span text:style-name="T6"> your </text:span><text:span text:style-name="T15">Desktop</text:span><text:span text:style-name="T6">.</text:span></text:p>
      <text:p text:style-name="P2"><text:span text:style-name="T4">Now, </text:span><text:span text:style-name="T9">click</text:span><text:span text:style-name="T1"> </text:span><text:span text:style-name="T15">Screen Resolution</text:span><text:span text:style-name="T4"> at the </text:span><text:span text:style-name="T9">right pane,</text:span></text:p>
      <text:p text:style-name="P2">and <text:span text:style-name="T9">adjust it</text:span> to (<text:span text:style-name="T28">3840x2160</text:span>)<text:span text:style-name="T4">.</text:span></text:p>
      <text:p text:style-name="P4"/>
      <text:p text:style-name="P4"/>
      <text:p text:style-name="P1">Step 2<text:span text:style-name="T4">. </text:span></text:p>
      <text:p text:style-name="P1"><text:span text:style-name="T4">(</text:span><text:span text:style-name="T33">Setting up how many Hz your Display and Graphic Card can run)</text:span></text:p>
      <text:p text:style-name="P2"/>
      <text:p text:style-name="P2"/>
      <text:p text:style-name="P3"><text:span text:style-name="T9">Click</text:span> on <text:span text:style-name="T15">Advanced view</text:span>.</text:p>
      <text:p text:style-name="P3">In there, it should be possible to <text:span text:style-name="T9">adjust your</text:span><text:span text:style-name="T8"> </text:span><text:span text:style-name="T5">Hz.</text:span></text:p>
      <text:p text:style-name="P3"><text:span text:style-name="T9">Click</text:span><text:span text:style-name="T4"> on the box to the </text:span><text:span text:style-name="T9">right</text:span><text:span text:style-name="T4">, showing </text:span><text:span text:style-name="T5">Hz</text:span><text:span text:style-name="T4">.</text:span></text:p>
      <text:p text:style-name="P2"><text:span text:style-name="T6">S</text:span><text:span text:style-name="T7">et it </text:span><text:span text:style-name="T27">to:</text:span><text:span text:style-name="T2"> </text:span><text:span text:style-name="T18">60</text:span><text:span text:style-name="T24"> </text:span><text:span text:style-name="T25">Hz</text:span><text:span text:style-name="T6"> if possible</text:span><text:span text:style-name="T2">.</text:span>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2"><text:soft-page-break/><text:span text:style-name="T12">Step 3</text:span><text:span text:style-name="T1">. </text:span></text:p>
      <text:p text:style-name="P2"><text:span text:style-name="T1">(</text:span><text:span text:style-name="T34">Setting up custom scaling wich is the size of your UI</text:span><text:span text:style-name="T5">.</text:span><text:span text:style-name="T1">)</text:span></text:p>
      <text:p text:style-name="P2"/>
      <text:p text:style-name="P2"/>
      <text:p text:style-name="P2">In the <text:span text:style-name="T15">Screen Settings</text:span>, under <text:span text:style-name="T15">Scale</text:span>, </text:p>
      <text:p text:style-name="P2"><text:span text:style-name="T9">click</text:span> on the <text:span text:style-name="T29">arrow</text:span> pointing to the <text:span text:style-name="T9">right</text:span> at the end of the <text:span text:style-name="T9">pane</text:span> on the <text:span text:style-name="T9">right side</text:span>. </text:p>
      <text:p text:style-name="P2">Here, there should be a <text:span text:style-name="T15">setting</text:span> called <text:span text:style-name="T15">Userdefined Scaling</text:span><text:span text:style-name="T14">.</text:span></text:p>
      <text:p text:style-name="P2">At the <text:span text:style-name="T9">right side</text:span> of the <text:span text:style-name="T9">pane</text:span>, there is a little <text:span text:style-name="T30">white area</text:span>,</text:p>
      <text:p text:style-name="P2">in there you can set a number between <text:span text:style-name="T1">100%</text:span> and <text:span text:style-name="T1">500%</text:span>.</text:p>
      <text:p text:style-name="P2">(I chose <text:span text:style-name="T1">290%</text:span> with the <text:span text:style-name="T15">resolution</text:span><text:span text:style-name="T6">:</text:span> </text:p>
      <text:p text:style-name="P2">(<text:span text:style-name="T28">3840x2160</text:span>) wich is <text:span text:style-name="T31">4K</text:span><text:span text:style-name="T1"> </text:span><text:span text:style-name="T32">UHD</text:span>)</text:p>
      <text:p text:style-name="P2">For me, personally, my S<text:span text:style-name="T15">creen Resolution</text:span> is (<text:span text:style-name="T28">3840x2160</text:span>)</text:p>
      <text:p text:style-name="P2">and my <text:span text:style-name="T1">Hz</text:span> is <text:span text:style-name="T18">60</text:span><text:span text:style-name="T24"> </text:span><text:span text:style-name="T25">Hz.</text:span></text:p>
      <text:p text:style-name="P2">I am using a <text:span text:style-name="T1">55"</text:span> <text:span text:style-name="T31">4K</text:span><text:span text:style-name="T1"> </text:span><text:span text:style-name="T32">UHD</text:span> <text:span text:style-name="T1">Nokia TV</text:span>,</text:p>
      <text:p text:style-name="P2">connected to my <text:span text:style-name="T1">PC</text:span> with <text:span text:style-name="T1">HDMI</text:span>. </text:p>
      <text:p text:style-name="P2">Those settings, for me, are best with <text:span text:style-name="T1">290%</text:span> <text:span text:style-name="T1">scaling size</text:span>.</text:p>
      <text:p text:style-name="P2">When you have chosen what <text:span text:style-name="T1">scaling percent</text:span> you want,</text:p>
      <text:p text:style-name="P2"><text:span text:style-name="T9">click</text:span> <text:span text:style-name="T1">the tick</text:span> at the <text:span text:style-name="T9">right side</text:span> of the site to <text:span text:style-name="T1">apply</text:span>.</text:p>
      <text:p text:style-name="P2">Because this <text:span text:style-name="T15">setting</text:span> has been changed to a <text:span text:style-name="T15">custom scaling setting</text:span><text:span text:style-name="T4">,</text:span></text:p>
      <text:p text:style-name="P2">you need to <text:span text:style-name="T1">log out</text:span><text:span text:style-name="T2">, </text:span>and <text:span text:style-name="T1">log back in again,</text:span></text:p>
      <text:p text:style-name="P2">for the <text:span text:style-name="T1">changes to take effect</text:span>. </text:p>
      <text:p text:style-name="P2"><text:span text:style-name="T12"/></text:p>
      <text:p text:style-name="P2"><text:span text:style-name="T12"/></text:p>
      <text:p text:style-name="P2"><text:span text:style-name="T12">Step</text:span><text:span text:style-name="T1"> </text:span><text:span text:style-name="T9">4</text:span><text:span text:style-name="T5">.</text:span><text:span text:style-name="T1"> </text:span></text:p>
      <text:p text:style-name="P2"><text:span text:style-name="T5">(</text:span><text:span text:style-name="T34">Changing text size is done easily with a few clicks</text:span><text:span text:style-name="T5">.</text:span><text:span text:style-name="T1">)</text:span></text:p>
      <text:p text:style-name="P2"/>
      <text:p text:style-name="P2"/>
      <text:p text:style-name="P2"><text:span text:style-name="T3">Click</text:span> on Start, --&gt; Search for <text:span text:style-name="T15">Settings</text:span> by typing in the S<text:span text:style-name="T1">earch Field</text:span><text:span text:style-name="T2">.</text:span></text:p>
      <text:p text:style-name="P2">When it appears, click <text:span text:style-name="T15">Settings</text:span>. </text:p>
      <text:p text:style-name="P2">After you enter <text:span text:style-name="T15">Settings</text:span>, <text:span text:style-name="T3">click</text:span> on <text:span text:style-name="T15">Accessability</text:span> on the <text:span text:style-name="T26">left pane</text:span>.</text:p>
      <text:p text:style-name="P2">Now you have to find the option called <text:span text:style-name="T15">Text Size</text:span><text:span text:style-name="T5">.</text:span></text:p>
      <text:p text:style-name="P2"><text:span text:style-name="T3">Click</text:span> it when found.</text:p>
      <text:p text:style-name="P2">Inside the <text:span text:style-name="T15">Text Size box</text:span><text:span text:style-name="T5">,</text:span> you can set the <text:span text:style-name="T1">Text Size.</text:span></text:p>
      <text:p text:style-name="P2">I chose <text:span text:style-name="T1">165%.</text:span> Now, <text:span text:style-name="T3">click</text:span> <text:span text:style-name="T1">apply</text:span> for <text:span text:style-name="T1">changes to take effect</text:span>.</text:p>
      <text:p text:style-name="P2"/>
      <text:p text:style-name="P2"/>
      <text:p text:style-name="P2"><text:span text:style-name="T6">(</text:span><text:span text:style-name="T17">Optional step</text:span><text:span text:style-name="T5">.</text:span><text:span text:style-name="T6">)</text:span><text:span text:style-name="T16"> </text:span></text:p>
      <text:p text:style-name="P2"><text:span text:style-name="T21">(If your </text:span><text:span text:style-name="T5">Screen</text:span><text:span text:style-name="T21"> and/or </text:span><text:span text:style-name="T5">Graphic card</text:span><text:span text:style-name="T21"> </text:span><text:span text:style-name="T22">supports</text:span><text:span text:style-name="T21"> </text:span><text:span text:style-name="T5">HDR</text:span><text:span text:style-name="T6">.</text:span><text:span text:style-name="T21">)</text:span></text:p>
      <text:p text:style-name="P3"><text:span text:style-name="T19">(</text:span><text:span text:style-name="T20">Sometimes</text:span><text:span text:style-name="T19">, the </text:span><text:span text:style-name="T15">resolution</text:span><text:span text:style-name="T19"> also affects weither or not you can </text:span><text:span text:style-name="T9">enable</text:span><text:span text:style-name="T19"> </text:span><text:span text:style-name="T5">HDR</text:span><text:span text:style-name="T19">.)</text:span></text:p>
      <text:p text:style-name="P2"/>
      <text:p text:style-name="P2"/>
      <text:p text:style-name="P2">After logging back in, go <text:span text:style-name="T2">back</text:span><text:span text:style-name="T1"> </text:span><text:span text:style-name="T2">into</text:span><text:span text:style-name="T1"> </text:span><text:span text:style-name="T15">Settings </text:span>by <text:span text:style-name="T12">clicking</text:span> <text:span text:style-name="T15">Start</text:span><text:span text:style-name="T5">,</text:span></text:p>
      <text:p text:style-name="P2"><text:span text:style-name="T6">and search for </text:span><text:span text:style-name="T15">Settings</text:span><text:span text:style-name="T6"> </text:span><text:span text:style-name="T5">in the search field</text:span><text:span text:style-name="T6">.</text:span> </text:p>
      <text:p text:style-name="P2">On the pane to the left, click on Screen.</text:p>
      <text:p text:style-name="P2">Allmost at the top, you can try to <text:span text:style-name="T1">enable HDR</text:span><text:span text:style-name="T2">.</text:span></text:p>
      <text:p text:style-name="P2">(The setting is called <text:span text:style-name="T15">Use HDR</text:span><text:span text:style-name="T6">.</text:span>) </text:p>
      <text:p text:style-name="P2">In <text:span text:style-name="T1">the little box to the right</text:span> there is a <text:span text:style-name="T1">black tick</text:span> pointing to the left.</text:p>
      <text:p text:style-name="P2">(This means HDR is disabled.)</text:p>
      <text:p text:style-name="P2">try to click it on the <text:span text:style-name="T12">right</text:span><text:span text:style-name="T1"> </text:span><text:span text:style-name="T12">side</text:span> to see if you can <text:span text:style-name="T1">use HDR</text:span>.</text:p>
      <text:p text:style-name="P2">If it stays to the <text:span text:style-name="T23">right</text:span>, <text:span text:style-name="T1">HDR is enabled</text:span>. (<text:span text:style-name="T1">yay</text:span>)</text:p>
      <text:p text:style-name="P4"/>
      <text:p text:style-name="P4">(: <text:s/>====================================================================== <text:s/>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1.997cm" fo:margin-left="0.582cm" fo:margin-right="0.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4M51S</meta:editing-duration>
    <meta:editing-cycles>238</meta:editing-cycles>
    <meta:generator>OpenOffice/4.1.15$Win32 OpenOffice.org_project/4115m2$Build-9813</meta:generator>
    <dc:date>2024-04-02T21:00:38.92</dc:date>
    <dc:creator>Dan Pedersen</dc:creator>
    <meta:document-statistic meta:table-count="0" meta:image-count="0" meta:object-count="0" meta:page-count="2" meta:paragraph-count="68" meta:word-count="542" meta:character-count="2907"/>
    <meta:user-defined meta:name="Info 1"/>
    <meta:user-defined meta:name="Info 2"/>
    <meta:user-defined meta:name="Info 3"/>
    <meta:user-defined meta:name="Info 4"/>
  </office:meta>
</office:document-meta>
</file>